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5-11-2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5-09-2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5-08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5-07-25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5-07-0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5-05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5-04-2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5-03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5-02-25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5-01-29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12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12-1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11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10-2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09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08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07-29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06-25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05-3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04-2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03-2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02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4-01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12-2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11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11-0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09-28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08-23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07-25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06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05-22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04-27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03-3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02-24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3-01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12-20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11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11-0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10-24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09-23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08-3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07-2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06-2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05-2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04-25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03-29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02-23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2-01-24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12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11-2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11-0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10-28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09-23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08-30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07-26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06-23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05-27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04-27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03-29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02-25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1-01-27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0-12-22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0-11-23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0-10-30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0-09-2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0-08-31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0-07-27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0-06-26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0-05-26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0-04-30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0-02-2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20-01-2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12-23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11-26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10-28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09-26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08-30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07-30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06-28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05-28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04-26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03-21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02-26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9-01-31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8-11-29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8-10-29 1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8-09-27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8-08-31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8-07-30 1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8-06-29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8-05-30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8-04-2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8-03-28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8-02-27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8-01-25 1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12-27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11-27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10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09-21 1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08-31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07-24 1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06-30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05-31 1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04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03-30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02-24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7-01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6-12-22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6-11-30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6-10-24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6-09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6-08-30 1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6-07-26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6-06-23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6-05-26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6-04-28 1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6-01-2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5-12-28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5-11-17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5-10-28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5-09-21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5-08-24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5-07-2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5-06-22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5-05-26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5-04-21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5-03-23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5-01-26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4-12-16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4-11-25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4-10-2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4-09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4-08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4-07-30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4-06-27 1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4-05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4-04-2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4-03-2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4-01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3-12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3-11-2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3-10-3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3-09-27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3-08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3-07-31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3-06-26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3-05-29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3-04-3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3-03-25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3-01-2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12-27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11-27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10-3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09-2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08-29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07-27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06-27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05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04-2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03-27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02-28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2-01-3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1-12-2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1-11-2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1-10-26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1-09-2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1-08-3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1-07-25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1-06-2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1-05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1-04-2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1-03-28 1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1-02-2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12-21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11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10-2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09-2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08-3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07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06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05-20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04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03-3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02-2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10-01-2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12-2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11-30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10-28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09-30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08-31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07-31 1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06-30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05-27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04-24 1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03-31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02-24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9-01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12-29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11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10-27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08-2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07-3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06-25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05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04-2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03-25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02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8-01-28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12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11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10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09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08-29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07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06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05-30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04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03-3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02-28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7-01-23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11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09-29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07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06-2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05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04-28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03-2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02-22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6-01-27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12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11-23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10-21 0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200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649072574401</text:p>
          </table:table-cell>
          <table:table-cell office:value-type="string" calcext:value-type="string">
            <text:p>CT-BU <text:s text:c="2"/>144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64" meta:object-count="0"/>
    <meta:user-defined meta:name="AppVersion">3.0</meta:user-defined>
  </office:meta>
</office:document-meta>
</file>